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5.7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5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010001">
            <text:p>SNOANTDIA010001</text:p>
          </table:table-cell>
          <table:table-cell office:value-type="string">
            <text:p>H</text:p>
          </table:table-cell>
          <table:table-cell office:value-type="string">
            <text:p>PROVISION DE ANTIGUEDAD DE PRESTACIONES SOCIALES NOMINA DIARIA ENERO 2014</text:p>
          </table:table-cell>
          <table:table-cell table:style-name="ce3" office:value-type="string">
            <text:p>0</text:p>
          </table:table-cell>
          <table:table-cell table:formula="of:=SUM([.M4:.M47])" office:value-type="float" office:value="2074140.60166667">
            <text:p>2074140,60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010001','2013-01-31','---','-------------------------','2110104020000000002','SCGCMP','SNOANTDIA010001','H','PROVISION DE ANTIGUEDAD DE PRESTACIONES SOCIALES NOMINA DIARIA ENERO 2014',2074140,60166667,0);">
            <text:p>INSERT INTO scg_dt_cmp VALUES('0001','SCGCMP','SNOANTDIA010001','2013-01-31','---','-------------------------','2110104020000000002','SCGCMP','SNOANTDIA010001','H','PROVISION DE ANTIGUEDAD DE PRESTACIONES SOCIALES NOMINA DIARIA ENERO 2014',2074140,60166667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3438.05">
            <text:p>3.438,05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010001','2013-01-31','---','-------------------------','6110800003602000001','SCGCMP','SNOANTDIA010001','D','PROVISION DE ANTIGUEDAD DE PRESTACIONES SOCIALES NOMINA DIARIA ENERO 2014',3438,05,1);">
            <text:p>INSERT INTO scg_dt_cmp VALUES('0001','SCGCMP','SNOANTDIA010001','2013-01-31','---','-------------------------','6110800003602000001','SCGCMP','SNOANTDIA010001','D','PROVISION DE ANTIGUEDAD DE PRESTACIONES SOCIALES NOMINA DIARIA ENERO 2014',3438,05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11147.58">
            <text:p>11.147,58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010001','2013-01-31','---','-------------------------','6110800004504000001','SCGCMP','SNOANTDIA010001','D','PROVISION DE ANTIGUEDAD DE PRESTACIONES SOCIALES NOMINA DIARIA ENERO 2014',11147,58,2);">
            <text:p>INSERT INTO scg_dt_cmp VALUES('0001','SCGCMP','SNOANTDIA010001','2013-01-31','---','-------------------------','6110800004504000001','SCGCMP','SNOANTDIA010001','D','PROVISION DE ANTIGUEDAD DE PRESTACIONES SOCIALES NOMINA DIARIA ENERO 2014',11147,58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267258.641666667">
            <text:p>267.258,64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010001','2013-01-31','---','-------------------------','6110800002002000001','SCGCMP','SNOANTDIA010001','D','PROVISION DE ANTIGUEDAD DE PRESTACIONES SOCIALES NOMINA DIARIA ENERO 2014',267258,641666667,3);">
            <text:p>INSERT INTO scg_dt_cmp VALUES('0001','SCGCMP','SNOANTDIA010001','2013-01-31','---','-------------------------','6110800002002000001','SCGCMP','SNOANTDIA010001','D','PROVISION DE ANTIGUEDAD DE PRESTACIONES SOCIALES NOMINA DIARIA ENERO 2014',267258,641666667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18744.71">
            <text:p>18.744,71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010001','2013-01-31','---','-------------------------','6110800002903000001','SCGCMP','SNOANTDIA010001','D','PROVISION DE ANTIGUEDAD DE PRESTACIONES SOCIALES NOMINA DIARIA ENERO 2014',18744,71,4);">
            <text:p>INSERT INTO scg_dt_cmp VALUES('0001','SCGCMP','SNOANTDIA010001','2013-01-31','---','-------------------------','6110800002903000001','SCGCMP','SNOANTDIA010001','D','PROVISION DE ANTIGUEDAD DE PRESTACIONES SOCIALES NOMINA DIARIA ENERO 2014',18744,71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20713.37">
            <text:p>20.713,37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010001','2013-01-31','---','-------------------------','6110800004103000001','SCGCMP','SNOANTDIA010001','D','PROVISION DE ANTIGUEDAD DE PRESTACIONES SOCIALES NOMINA DIARIA ENERO 2014',20713,37,5);">
            <text:p>INSERT INTO scg_dt_cmp VALUES('0001','SCGCMP','SNOANTDIA010001','2013-01-31','---','-------------------------','6110800004103000001','SCGCMP','SNOANTDIA010001','D','PROVISION DE ANTIGUEDAD DE PRESTACIONES SOCIALES NOMINA DIARIA ENERO 2014',20713,3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13090.48">
            <text:p>13.090,48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010001','2013-01-31','---','-------------------------','6110800002003000001','SCGCMP','SNOANTDIA010001','D','PROVISION DE ANTIGUEDAD DE PRESTACIONES SOCIALES NOMINA DIARIA ENERO 2014',13090,48,6);">
            <text:p>INSERT INTO scg_dt_cmp VALUES('0001','SCGCMP','SNOANTDIA010001','2013-01-31','---','-------------------------','6110800002003000001','SCGCMP','SNOANTDIA010001','D','PROVISION DE ANTIGUEDAD DE PRESTACIONES SOCIALES NOMINA DIARIA ENERO 2014',13090,48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19651.79">
            <text:p>19.651,79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010001','2013-01-31','---','-------------------------','6110800004601000001','SCGCMP','SNOANTDIA010001','D','PROVISION DE ANTIGUEDAD DE PRESTACIONES SOCIALES NOMINA DIARIA ENERO 2014',19651,79,7);">
            <text:p>INSERT INTO scg_dt_cmp VALUES('0001','SCGCMP','SNOANTDIA010001','2013-01-31','---','-------------------------','6110800004601000001','SCGCMP','SNOANTDIA010001','D','PROVISION DE ANTIGUEDAD DE PRESTACIONES SOCIALES NOMINA DIARIA ENERO 2014',19651,79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4427.36">
            <text:p>4.427,36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010001','2013-01-31','---','-------------------------','6110800004002000001','SCGCMP','SNOANTDIA010001','D','PROVISION DE ANTIGUEDAD DE PRESTACIONES SOCIALES NOMINA DIARIA ENERO 2014',4427,36,8);">
            <text:p>INSERT INTO scg_dt_cmp VALUES('0001','SCGCMP','SNOANTDIA010001','2013-01-31','---','-------------------------','6110800004002000001','SCGCMP','SNOANTDIA010001','D','PROVISION DE ANTIGUEDAD DE PRESTACIONES SOCIALES NOMINA DIARIA ENERO 2014',4427,36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1604.82">
            <text:p>1.604,82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010001','2013-01-31','---','-------------------------','6110800002400000001','SCGCMP','SNOANTDIA010001','D','PROVISION DE ANTIGUEDAD DE PRESTACIONES SOCIALES NOMINA DIARIA ENERO 2014',1604,82,9);">
            <text:p>INSERT INTO scg_dt_cmp VALUES('0001','SCGCMP','SNOANTDIA010001','2013-01-31','---','-------------------------','6110800002400000001','SCGCMP','SNOANTDIA010001','D','PROVISION DE ANTIGUEDAD DE PRESTACIONES SOCIALES NOMINA DIARIA ENERO 2014',1604,82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10747.8">
            <text:p>10.747,8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010001','2013-01-31','---','-------------------------','6110800002802000001','SCGCMP','SNOANTDIA010001','D','PROVISION DE ANTIGUEDAD DE PRESTACIONES SOCIALES NOMINA DIARIA ENERO 2014',10747,8,10);">
            <text:p>INSERT INTO scg_dt_cmp VALUES('0001','SCGCMP','SNOANTDIA010001','2013-01-31','---','-------------------------','6110800002802000001','SCGCMP','SNOANTDIA010001','D','PROVISION DE ANTIGUEDAD DE PRESTACIONES SOCIALES NOMINA DIARIA ENERO 2014',10747,8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22376.21">
            <text:p>22.376,21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010001','2013-01-31','---','-------------------------','6110800002900000001','SCGCMP','SNOANTDIA010001','D','PROVISION DE ANTIGUEDAD DE PRESTACIONES SOCIALES NOMINA DIARIA ENERO 2014',22376,21,11);">
            <text:p>INSERT INTO scg_dt_cmp VALUES('0001','SCGCMP','SNOANTDIA010001','2013-01-31','---','-------------------------','6110800002900000001','SCGCMP','SNOANTDIA010001','D','PROVISION DE ANTIGUEDAD DE PRESTACIONES SOCIALES NOMINA DIARIA ENERO 2014',22376,21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32409.93">
            <text:p>32.409,93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010001','2013-01-31','---','-------------------------','6110800003302000001','SCGCMP','SNOANTDIA010001','D','PROVISION DE ANTIGUEDAD DE PRESTACIONES SOCIALES NOMINA DIARIA ENERO 2014',32409,93,12);">
            <text:p>INSERT INTO scg_dt_cmp VALUES('0001','SCGCMP','SNOANTDIA010001','2013-01-31','---','-------------------------','6110800003302000001','SCGCMP','SNOANTDIA010001','D','PROVISION DE ANTIGUEDAD DE PRESTACIONES SOCIALES NOMINA DIARIA ENERO 2014',32409,93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450536.52">
            <text:p>450.536,52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010001','2013-01-31','---','-------------------------','6110800003201000001','SCGCMP','SNOANTDIA010001','D','PROVISION DE ANTIGUEDAD DE PRESTACIONES SOCIALES NOMINA DIARIA ENERO 2014',450536,52,13);">
            <text:p>INSERT INTO scg_dt_cmp VALUES('0001','SCGCMP','SNOANTDIA010001','2013-01-31','---','-------------------------','6110800003201000001','SCGCMP','SNOANTDIA010001','D','PROVISION DE ANTIGUEDAD DE PRESTACIONES SOCIALES NOMINA DIARIA ENERO 2014',450536,52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65690.61">
            <text:p>65.690,61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010001','2013-01-31','---','-------------------------','6110800004508000001','SCGCMP','SNOANTDIA010001','D','PROVISION DE ANTIGUEDAD DE PRESTACIONES SOCIALES NOMINA DIARIA ENERO 2014',65690,61,14);">
            <text:p>INSERT INTO scg_dt_cmp VALUES('0001','SCGCMP','SNOANTDIA010001','2013-01-31','---','-------------------------','6110800004508000001','SCGCMP','SNOANTDIA010001','D','PROVISION DE ANTIGUEDAD DE PRESTACIONES SOCIALES NOMINA DIARIA ENERO 2014',65690,61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2885.25">
            <text:p>12.885,25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010001','2013-01-31','---','-------------------------','6110800002904000001','SCGCMP','SNOANTDIA010001','D','PROVISION DE ANTIGUEDAD DE PRESTACIONES SOCIALES NOMINA DIARIA ENERO 2014',12885,25,15);">
            <text:p>INSERT INTO scg_dt_cmp VALUES('0001','SCGCMP','SNOANTDIA010001','2013-01-31','---','-------------------------','6110800002904000001','SCGCMP','SNOANTDIA010001','D','PROVISION DE ANTIGUEDAD DE PRESTACIONES SOCIALES NOMINA DIARIA ENERO 2014',12885,25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49230.62">
            <text:p>49.230,62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010001','2013-01-31','---','-------------------------','6110800003102000001','SCGCMP','SNOANTDIA010001','D','PROVISION DE ANTIGUEDAD DE PRESTACIONES SOCIALES NOMINA DIARIA ENERO 2014',49230,62,16);">
            <text:p>INSERT INTO scg_dt_cmp VALUES('0001','SCGCMP','SNOANTDIA010001','2013-01-31','---','-------------------------','6110800003102000001','SCGCMP','SNOANTDIA010001','D','PROVISION DE ANTIGUEDAD DE PRESTACIONES SOCIALES NOMINA DIARIA ENERO 2014',49230,62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300</text:p>
          </table:table-cell>
          <table:table-cell table:style-name="ce6" office:value-type="float" office:value="19752.6">
            <text:p>19.752,60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010001','2013-01-31','---','-------------------------','6110800004300000001','SCGCMP','SNOANTDIA010001','D','PROVISION DE ANTIGUEDAD DE PRESTACIONES SOCIALES NOMINA DIARIA ENERO 2014',19752,6,17);">
            <text:p>INSERT INTO scg_dt_cmp VALUES('0001','SCGCMP','SNOANTDIA010001','2013-01-31','---','-------------------------','6110800004300000001','SCGCMP','SNOANTDIA010001','D','PROVISION DE ANTIGUEDAD DE PRESTACIONES SOCIALES NOMINA DIARIA ENERO 2014',19752,6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11604.18">
            <text:p>11.604,18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010001','2013-01-31','---','-------------------------','6110800003601000001','SCGCMP','SNOANTDIA010001','D','PROVISION DE ANTIGUEDAD DE PRESTACIONES SOCIALES NOMINA DIARIA ENERO 2014',11604,18,18);">
            <text:p>INSERT INTO scg_dt_cmp VALUES('0001','SCGCMP','SNOANTDIA010001','2013-01-31','---','-------------------------','6110800003601000001','SCGCMP','SNOANTDIA010001','D','PROVISION DE ANTIGUEDAD DE PRESTACIONES SOCIALES NOMINA DIARIA ENERO 2014',11604,18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58543.25">
            <text:p>58.543,25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010001','2013-01-31','---','-------------------------','6110800002004000001','SCGCMP','SNOANTDIA010001','D','PROVISION DE ANTIGUEDAD DE PRESTACIONES SOCIALES NOMINA DIARIA ENERO 2014',58543,25,19);">
            <text:p>INSERT INTO scg_dt_cmp VALUES('0001','SCGCMP','SNOANTDIA010001','2013-01-31','---','-------------------------','6110800002004000001','SCGCMP','SNOANTDIA010001','D','PROVISION DE ANTIGUEDAD DE PRESTACIONES SOCIALES NOMINA DIARIA ENERO 2014',58543,25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4022.82">
            <text:p>4.022,82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010001','2013-01-31','---','-------------------------','6110800002902000001','SCGCMP','SNOANTDIA010001','D','PROVISION DE ANTIGUEDAD DE PRESTACIONES SOCIALES NOMINA DIARIA ENERO 2014',4022,82,20);">
            <text:p>INSERT INTO scg_dt_cmp VALUES('0001','SCGCMP','SNOANTDIA010001','2013-01-31','---','-------------------------','6110800002902000001','SCGCMP','SNOANTDIA010001','D','PROVISION DE ANTIGUEDAD DE PRESTACIONES SOCIALES NOMINA DIARIA ENERO 2014',4022,82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70083.46">
            <text:p>70.083,46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010001','2013-01-31','---','-------------------------','6110800002901000001','SCGCMP','SNOANTDIA010001','D','PROVISION DE ANTIGUEDAD DE PRESTACIONES SOCIALES NOMINA DIARIA ENERO 2014',70083,46,21);">
            <text:p>INSERT INTO scg_dt_cmp VALUES('0001','SCGCMP','SNOANTDIA010001','2013-01-31','---','-------------------------','6110800002901000001','SCGCMP','SNOANTDIA010001','D','PROVISION DE ANTIGUEDAD DE PRESTACIONES SOCIALES NOMINA DIARIA ENERO 2014',70083,46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19463.67">
            <text:p>19.463,67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010001','2013-01-31','---','-------------------------','6110800004101000001','SCGCMP','SNOANTDIA010001','D','PROVISION DE ANTIGUEDAD DE PRESTACIONES SOCIALES NOMINA DIARIA ENERO 2014',19463,67,22);">
            <text:p>INSERT INTO scg_dt_cmp VALUES('0001','SCGCMP','SNOANTDIA010001','2013-01-31','---','-------------------------','6110800004101000001','SCGCMP','SNOANTDIA010001','D','PROVISION DE ANTIGUEDAD DE PRESTACIONES SOCIALES NOMINA DIARIA ENERO 2014',19463,67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452.01">
            <text:p>1.452,01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010001','2013-01-31','---','-------------------------','6110800002701000001','SCGCMP','SNOANTDIA010001','D','PROVISION DE ANTIGUEDAD DE PRESTACIONES SOCIALES NOMINA DIARIA ENERO 2014',1452,01,23);">
            <text:p>INSERT INTO scg_dt_cmp VALUES('0001','SCGCMP','SNOANTDIA010001','2013-01-31','---','-------------------------','6110800002701000001','SCGCMP','SNOANTDIA010001','D','PROVISION DE ANTIGUEDAD DE PRESTACIONES SOCIALES NOMINA DIARIA ENERO 2014',1452,01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25310.43">
            <text:p>25.310,43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010001','2013-01-31','---','-------------------------','6110800003802000001','SCGCMP','SNOANTDIA010001','D','PROVISION DE ANTIGUEDAD DE PRESTACIONES SOCIALES NOMINA DIARIA ENERO 2014',25310,43,24);">
            <text:p>INSERT INTO scg_dt_cmp VALUES('0001','SCGCMP','SNOANTDIA010001','2013-01-31','---','-------------------------','6110800003802000001','SCGCMP','SNOANTDIA010001','D','PROVISION DE ANTIGUEDAD DE PRESTACIONES SOCIALES NOMINA DIARIA ENERO 2014',25310,43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24664.09">
            <text:p>24.664,09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010001','2013-01-31','---','-------------------------','6110800004507000001','SCGCMP','SNOANTDIA010001','D','PROVISION DE ANTIGUEDAD DE PRESTACIONES SOCIALES NOMINA DIARIA ENERO 2014',24664,09,25);">
            <text:p>INSERT INTO scg_dt_cmp VALUES('0001','SCGCMP','SNOANTDIA010001','2013-01-31','---','-------------------------','6110800004507000001','SCGCMP','SNOANTDIA010001','D','PROVISION DE ANTIGUEDAD DE PRESTACIONES SOCIALES NOMINA DIARIA ENERO 2014',24664,09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8183.25">
            <text:p>8.183,25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010001','2013-01-31','---','-------------------------','6110800004503000001','SCGCMP','SNOANTDIA010001','D','PROVISION DE ANTIGUEDAD DE PRESTACIONES SOCIALES NOMINA DIARIA ENERO 2014',8183,25,26);">
            <text:p>INSERT INTO scg_dt_cmp VALUES('0001','SCGCMP','SNOANTDIA010001','2013-01-31','---','-------------------------','6110800004503000001','SCGCMP','SNOANTDIA010001','D','PROVISION DE ANTIGUEDAD DE PRESTACIONES SOCIALES NOMINA DIARIA ENERO 2014',8183,25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53361.37">
            <text:p>53.361,37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010001','2013-01-31','---','-------------------------','6110800003801000001','SCGCMP','SNOANTDIA010001','D','PROVISION DE ANTIGUEDAD DE PRESTACIONES SOCIALES NOMINA DIARIA ENERO 2014',53361,37,27);">
            <text:p>INSERT INTO scg_dt_cmp VALUES('0001','SCGCMP','SNOANTDIA010001','2013-01-31','---','-------------------------','6110800003801000001','SCGCMP','SNOANTDIA010001','D','PROVISION DE ANTIGUEDAD DE PRESTACIONES SOCIALES NOMINA DIARIA ENERO 2014',53361,37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41550.86">
            <text:p>41.550,86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010001','2013-01-31','---','-------------------------','6110800003304000001','SCGCMP','SNOANTDIA010001','D','PROVISION DE ANTIGUEDAD DE PRESTACIONES SOCIALES NOMINA DIARIA ENERO 2014',41550,86,28);">
            <text:p>INSERT INTO scg_dt_cmp VALUES('0001','SCGCMP','SNOANTDIA010001','2013-01-31','---','-------------------------','6110800003304000001','SCGCMP','SNOANTDIA010001','D','PROVISION DE ANTIGUEDAD DE PRESTACIONES SOCIALES NOMINA DIARIA ENERO 2014',41550,86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245286.98">
            <text:p>245.286,98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010001','2013-01-31','---','-------------------------','6110800004203000001','SCGCMP','SNOANTDIA010001','D','PROVISION DE ANTIGUEDAD DE PRESTACIONES SOCIALES NOMINA DIARIA ENERO 2014',245286,98,29);">
            <text:p>INSERT INTO scg_dt_cmp VALUES('0001','SCGCMP','SNOANTDIA010001','2013-01-31','---','-------------------------','6110800004203000001','SCGCMP','SNOANTDIA010001','D','PROVISION DE ANTIGUEDAD DE PRESTACIONES SOCIALES NOMINA DIARIA ENERO 2014',245286,98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22812.54">
            <text:p>22.812,54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010001','2013-01-31','---','-------------------------','6110800004502000001','SCGCMP','SNOANTDIA010001','D','PROVISION DE ANTIGUEDAD DE PRESTACIONES SOCIALES NOMINA DIARIA ENERO 2014',22812,54,30);">
            <text:p>INSERT INTO scg_dt_cmp VALUES('0001','SCGCMP','SNOANTDIA010001','2013-01-31','---','-------------------------','6110800004502000001','SCGCMP','SNOANTDIA010001','D','PROVISION DE ANTIGUEDAD DE PRESTACIONES SOCIALES NOMINA DIARIA ENERO 2014',22812,54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30795.42">
            <text:p>30.795,42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010001','2013-01-31','---','-------------------------','6110800004602000001','SCGCMP','SNOANTDIA010001','D','PROVISION DE ANTIGUEDAD DE PRESTACIONES SOCIALES NOMINA DIARIA ENERO 2014',30795,42,31);">
            <text:p>INSERT INTO scg_dt_cmp VALUES('0001','SCGCMP','SNOANTDIA010001','2013-01-31','---','-------------------------','6110800004602000001','SCGCMP','SNOANTDIA010001','D','PROVISION DE ANTIGUEDAD DE PRESTACIONES SOCIALES NOMINA DIARIA ENERO 2014',30795,42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41282.2">
            <text:p>41.282,20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010001','2013-01-31','---','-------------------------','6110800004201000001','SCGCMP','SNOANTDIA010001','D','PROVISION DE ANTIGUEDAD DE PRESTACIONES SOCIALES NOMINA DIARIA ENERO 2014',41282,2,32);">
            <text:p>INSERT INTO scg_dt_cmp VALUES('0001','SCGCMP','SNOANTDIA010001','2013-01-31','---','-------------------------','6110800004201000001','SCGCMP','SNOANTDIA010001','D','PROVISION DE ANTIGUEDAD DE PRESTACIONES SOCIALES NOMINA DIARIA ENERO 2014',41282,2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5146.11">
            <text:p>15.146,11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010001','2013-01-31','---','-------------------------','6110800003901000001','SCGCMP','SNOANTDIA010001','D','PROVISION DE ANTIGUEDAD DE PRESTACIONES SOCIALES NOMINA DIARIA ENERO 2014',15146,11,33);">
            <text:p>INSERT INTO scg_dt_cmp VALUES('0001','SCGCMP','SNOANTDIA010001','2013-01-31','---','-------------------------','6110800003901000001','SCGCMP','SNOANTDIA010001','D','PROVISION DE ANTIGUEDAD DE PRESTACIONES SOCIALES NOMINA DIARIA ENERO 2014',15146,11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33386.34">
            <text:p>33.386,34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010001','2013-01-31','---','-------------------------','6110800004102000001','SCGCMP','SNOANTDIA010001','D','PROVISION DE ANTIGUEDAD DE PRESTACIONES SOCIALES NOMINA DIARIA ENERO 2014',33386,34,34);">
            <text:p>INSERT INTO scg_dt_cmp VALUES('0001','SCGCMP','SNOANTDIA010001','2013-01-31','---','-------------------------','6110800004102000001','SCGCMP','SNOANTDIA010001','D','PROVISION DE ANTIGUEDAD DE PRESTACIONES SOCIALES NOMINA DIARIA ENERO 2014',33386,34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3628.84">
            <text:p>3.628,84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010001','2013-01-31','---','-------------------------','6110800003303000001','SCGCMP','SNOANTDIA010001','D','PROVISION DE ANTIGUEDAD DE PRESTACIONES SOCIALES NOMINA DIARIA ENERO 2014',3628,84,35);">
            <text:p>INSERT INTO scg_dt_cmp VALUES('0001','SCGCMP','SNOANTDIA010001','2013-01-31','---','-------------------------','6110800003303000001','SCGCMP','SNOANTDIA010001','D','PROVISION DE ANTIGUEDAD DE PRESTACIONES SOCIALES NOMINA DIARIA ENERO 2014',3628,84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6661.88">
            <text:p>6.661,88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010001','2013-01-31','---','-------------------------','6110800002001000001','SCGCMP','SNOANTDIA010001','D','PROVISION DE ANTIGUEDAD DE PRESTACIONES SOCIALES NOMINA DIARIA ENERO 2014',6661,88,36);">
            <text:p>INSERT INTO scg_dt_cmp VALUES('0001','SCGCMP','SNOANTDIA010001','2013-01-31','---','-------------------------','6110800002001000001','SCGCMP','SNOANTDIA010001','D','PROVISION DE ANTIGUEDAD DE PRESTACIONES SOCIALES NOMINA DIARIA ENERO 2014',6661,88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166574.89">
            <text:p>166.574,89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010001','2013-01-31','---','-------------------------','6110800003803000001','SCGCMP','SNOANTDIA010001','D','PROVISION DE ANTIGUEDAD DE PRESTACIONES SOCIALES NOMINA DIARIA ENERO 2014',166574,89,37);">
            <text:p>INSERT INTO scg_dt_cmp VALUES('0001','SCGCMP','SNOANTDIA010001','2013-01-31','---','-------------------------','6110800003803000001','SCGCMP','SNOANTDIA010001','D','PROVISION DE ANTIGUEDAD DE PRESTACIONES SOCIALES NOMINA DIARIA ENERO 2014',166574,89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114566.64">
            <text:p>114.566,64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010001','2013-01-31','---','-------------------------','6110800004505000001','SCGCMP','SNOANTDIA010001','D','PROVISION DE ANTIGUEDAD DE PRESTACIONES SOCIALES NOMINA DIARIA ENERO 2014',114566,64,38);">
            <text:p>INSERT INTO scg_dt_cmp VALUES('0001','SCGCMP','SNOANTDIA010001','2013-01-31','---','-------------------------','6110800004505000001','SCGCMP','SNOANTDIA010001','D','PROVISION DE ANTIGUEDAD DE PRESTACIONES SOCIALES NOMINA DIARIA ENERO 2014',114566,64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2970.37">
            <text:p>2.970,37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010001','2013-01-31','---','-------------------------','6110800003902000001','SCGCMP','SNOANTDIA010001','D','PROVISION DE ANTIGUEDAD DE PRESTACIONES SOCIALES NOMINA DIARIA ENERO 2014',2970,37,39);">
            <text:p>INSERT INTO scg_dt_cmp VALUES('0001','SCGCMP','SNOANTDIA010001','2013-01-31','---','-------------------------','6110800003902000001','SCGCMP','SNOANTDIA010001','D','PROVISION DE ANTIGUEDAD DE PRESTACIONES SOCIALES NOMINA DIARIA ENERO 2014',2970,37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7136.91">
            <text:p>7.136,91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010001','2013-01-31','---','-------------------------','6110800004700000001','SCGCMP','SNOANTDIA010001','D','PROVISION DE ANTIGUEDAD DE PRESTACIONES SOCIALES NOMINA DIARIA ENERO 2014',7136,91,40);">
            <text:p>INSERT INTO scg_dt_cmp VALUES('0001','SCGCMP','SNOANTDIA010001','2013-01-31','---','-------------------------','6110800004700000001','SCGCMP','SNOANTDIA010001','D','PROVISION DE ANTIGUEDAD DE PRESTACIONES SOCIALES NOMINA DIARIA ENERO 2014',7136,91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1869.88">
            <text:p>1.869,88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010001','2013-01-31','---','-------------------------','6110800003701000001','SCGCMP','SNOANTDIA010001','D','PROVISION DE ANTIGUEDAD DE PRESTACIONES SOCIALES NOMINA DIARIA ENERO 2014',1869,88,41);">
            <text:p>INSERT INTO scg_dt_cmp VALUES('0001','SCGCMP','SNOANTDIA010001','2013-01-31','---','-------------------------','6110800003701000001','SCGCMP','SNOANTDIA010001','D','PROVISION DE ANTIGUEDAD DE PRESTACIONES SOCIALES NOMINA DIARIA ENERO 2014',1869,88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25301.74">
            <text:p>25.301,74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010001','2013-01-31','---','-------------------------','6110800004202000001','SCGCMP','SNOANTDIA010001','D','PROVISION DE ANTIGUEDAD DE PRESTACIONES SOCIALES NOMINA DIARIA ENERO 2014',25301,74,42);">
            <text:p>INSERT INTO scg_dt_cmp VALUES('0001','SCGCMP','SNOANTDIA010001','2013-01-31','---','-------------------------','6110800004202000001','SCGCMP','SNOANTDIA010001','D','PROVISION DE ANTIGUEDAD DE PRESTACIONES SOCIALES NOMINA DIARIA ENERO 2014',25301,74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8933.39">
            <text:p>8.933,39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010001','2013-01-31','---','-------------------------','6110800004506000001','SCGCMP','SNOANTDIA010001','D','PROVISION DE ANTIGUEDAD DE PRESTACIONES SOCIALES NOMINA DIARIA ENERO 2014',8933,39,43);">
            <text:p>INSERT INTO scg_dt_cmp VALUES('0001','SCGCMP','SNOANTDIA010001','2013-01-31','---','-------------------------','6110800004506000001','SCGCMP','SNOANTDIA010001','D','PROVISION DE ANTIGUEDAD DE PRESTACIONES SOCIALES NOMINA DIARIA ENERO 2014',8933,39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DIA010001</text:p>
          </table:table-cell>
          <table:table-cell table:style-name="ce3" office:value-type="string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010001">
            <text:p>SNOANTDIA010001</text:p>
          </table:table-cell>
          <table:table-cell office:value-type="string">
            <text:p>D</text:p>
          </table:table-cell>
          <table:table-cell office:value-type="string">
            <text:p>PROVISION DE ANTIGUEDAD DE PRESTACIONES SOCIALES NOMINA DIARIA ENER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5840.74">
            <text:p>5.840,74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010001','2013-01-31','---','-------------------------','6110800004001000001','SCGCMP','SNOANTDIA010001','D','PROVISION DE ANTIGUEDAD DE PRESTACIONES SOCIALES NOMINA DIARIA ENERO 2014',5840,74,44);">
            <text:p>INSERT INTO scg_dt_cmp VALUES('0001','SCGCMP','SNOANTDIA010001','2013-01-31','---','-------------------------','6110800004001000001','SCGCMP','SNOANTDIA010001','D','PROVISION DE ANTIGUEDAD DE PRESTACIONES SOCIALES NOMINA DIARIA ENERO 2014',5840,74,44);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010001">
            <text:p>SNOANTDIA010001</text:p>
          </table:table-cell>
          <table:table-cell table:formula="of:=[Hoja1.D3]" office:value-type="string" office:string-value="2013-01-31">
            <text:p>2013-01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ENERO 2014">
            <text:p>PROVISION DE ANTIGUEDAD DE PRESTACIONES SOCIALES NOMINA DIARIA ENER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2074140.60166667">
            <text:p>2.074.140,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010001','2013-01-31','---','-------------------------','PROVISION DE ANTIGUEDAD DE PRESTACIONES SOCIALES NOMINA DIARIA ENERO 2014',1,'-','----------','----------',2074140,60166667,0,0,0,'--','SIGESP');">
            <text:p>INSERT INTO sigesp_cmp VALUES('0001','SCGCMP','SNOANTDIA010001','2013-01-31','---','-------------------------','PROVISION DE ANTIGUEDAD DE PRESTACIONES SOCIALES NOMINA DIARIA ENERO 2014',1,'-','----------','----------',2074140,60166667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9:27:19</dc:date>
    <dc:creator>Sistema </dc:creator>
    <meta:editing-duration>PT5H45M21S</meta:editing-duration>
    <meta:editing-cycles>23</meta:editing-cycles>
    <meta:generator>LibreOffice/3.5$Linux_X86_64 LibreOffice_project/350m1$Build-2</meta:generator>
    <meta:document-statistic meta:table-count="2" meta:cell-count="727" meta:object-count="0"/>
  </office:meta>
</office:document-meta>
</file>